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3183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d941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63" draw:layer="" svg:width="199.99996000000pt" svg:height="33.33570560000pt" svg:x="0.00000000000pt" svg:y="33.32860400000pt"/>
          <draw:rect draw:style-name="gr3" draw:id="shape3" draw:name="rect559" draw:layer="" svg:width="199.99996000000pt" svg:height="33.33570560000pt" svg:x="0.00000000000pt" svg:y="66.66424560000pt"/>
          <draw:rect draw:style-name="gr4" draw:id="shape4" draw:name="rect564" draw:layer="" svg:width="199.99996000000pt" svg:height="33.33570560000pt" svg:x="0.00000000000pt" svg:y="0.00001503906pt"/>
          <draw:path draw:style-name="gr5" draw:id="shape5" draw:name="path565" draw:layer="" svg:width="50.00019040018pt" svg:height="100.00000000000pt" svg:viewBox="0 0 50 100" svg:d="M0 0L0 100L49.8936 66.6601L50.0002 33.3067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2:00</dc:date>
    <meta:creation-date>2011-05-22T06:10:49</meta:creation-date>
    <dc:creator>Yue Liu</dc:creator>
  </office:meta>
</office:document-meta>
</file>